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898ca" officeooo:paragraph-rsid="001898ca"/>
    </style:style>
    <style:style style:name="P2" style:family="paragraph" style:parent-style-name="Standard">
      <style:text-properties fo:font-size="15pt" style:text-underline-style="solid" style:text-underline-width="auto" style:text-underline-color="font-color" fo:font-weight="bold" officeooo:rsid="001898ca" officeooo:paragraph-rsid="001898ca" style:font-size-asian="15pt" style:font-weight-asian="bold" style:font-size-complex="15pt" style:font-weight-complex="bold"/>
    </style:style>
    <style:style style:name="P3" style:family="paragraph" style:parent-style-name="Standard">
      <style:text-properties fo:font-size="12pt" style:text-underline-style="none" fo:font-weight="normal" officeooo:rsid="001898ca" officeooo:paragraph-rsid="001898ca"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1906c1" officeooo:paragraph-rsid="001906c1" style:font-size-asian="10.5pt" style:font-weight-asian="normal" style:font-size-complex="12pt" style:font-weight-complex="normal"/>
    </style:style>
    <style:style style:name="P5" style:family="paragraph" style:parent-style-name="Text_20_body">
      <style:paragraph-properties fo:padding="0.0193in" fo:border="0.06pt solid #d9d9e3"/>
    </style:style>
    <style:style style:name="P6" style:family="paragraph" style:parent-style-name="Text_20_body">
      <style:text-properties fo:font-size="12pt" style:text-underline-style="none" fo:font-weight="normal" officeooo:rsid="001898ca" officeooo:paragraph-rsid="001898ca" style:font-size-asian="10.5pt" style:font-weight-asian="normal" style:font-size-complex="12pt" style:font-weight-complex="normal"/>
    </style:style>
    <style:style style:name="P7" style:family="paragraph" style:parent-style-name="Text_20_body" style:list-style-name="L1">
      <style:text-properties fo:font-size="14pt" style:text-underline-style="solid" style:text-underline-width="auto" style:text-underline-color="font-color" fo:font-weight="normal" officeooo:rsid="001898ca" officeooo:paragraph-rsid="001898ca" style:font-size-asian="14pt" style:font-weight-asian="normal" style:font-size-complex="14pt" style:font-weight-complex="normal"/>
    </style:style>
    <style:style style:name="P8" style:family="paragraph" style:parent-style-name="Text_20_body" style:list-style-name="L2">
      <style:paragraph-properties fo:margin-top="0in" fo:margin-bottom="0in" style:contextual-spacing="false" fo:padding="0.0193in" fo:border="0.06pt solid #d9d9e3"/>
    </style:style>
    <style:style style:name="P9" style:family="paragraph" style:parent-style-name="Text_20_body" style:list-style-name="L2">
      <style:paragraph-properties fo:padding="0.0193in" fo:border="0.06pt solid #d9d9e3"/>
    </style:style>
    <style:style style:name="P10" style:family="paragraph" style:parent-style-name="Text_20_body" style:list-style-name="L3">
      <style:paragraph-properties fo:margin-top="0in" fo:margin-bottom="0in" style:contextual-spacing="false" fo:padding="0.0193in" fo:border="0.06pt solid #d9d9e3"/>
    </style:style>
    <style:style style:name="P11" style:family="paragraph" style:parent-style-name="Text_20_body" style:list-style-name="L3">
      <style:paragraph-properties fo:padding="0.0193in" fo:border="0.06pt solid #d9d9e3"/>
    </style:style>
    <style:style style:name="P12" style:family="paragraph" style:parent-style-name="Text_20_body" style:list-style-name="L4">
      <style:paragraph-properties fo:margin-top="0in" fo:margin-bottom="0in" style:contextual-spacing="false" fo:padding="0.0193in" fo:border="0.06pt solid #d9d9e3"/>
    </style:style>
    <style:style style:name="P13" style:family="paragraph" style:parent-style-name="Text_20_body" style:list-style-name="L4">
      <style:paragraph-properties fo:padding="0.0193in" fo:border="0.06pt solid #d9d9e3"/>
    </style:style>
    <style:style style:name="P14" style:family="paragraph" style:parent-style-name="Text_20_body">
      <style:text-properties officeooo:rsid="001898ca" officeooo:paragraph-rsid="001898c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ear Algebra:</text:p>
      <text:p text:style-name="P2"/>
      <text:list xml:id="list2529738579" text:style-name="L1">
        <text:list-item>
          <text:p text:style-name="P7">Intro Post:</text:p>
        </text:list-item>
      </text:list>
      <text:p text:style-name="P6">Hello everyone,</text:p>
      <text:p text:style-name="P5">I'm excited to share that I'm starting to learn Linear Algebra, a fundamental branch of mathematics that has important applications in various fields, including data science, machine learning and engineering.</text:p>
      <text:p text:style-name="P5">To keep myself accountable and track my progress, I have decided to post on LinkedIn each day about what I learned, any challenges I faced, and how I plan to apply this knowledge in my work and projects.</text:p>
      <text:p text:style-name="P5">I believe that learning is a continuous process, and I'm looking forward to this journey of expanding my knowledge and skills. I hope that by sharing my experience, I can also inspire others to learn something new and valuable.</text:p>
      <text:p text:style-name="P5">If you have any suggestions, resources, or feedback, please feel free to share them in the comments. I'm open to constructive feedback and collaboration.</text:p>
      <text:p text:style-name="P5">Thank you for reading, and stay tuned for my daily updates on Linear Algebra!</text:p>
      <text:p text:style-name="P5">#Learning #LinearAlgebra #Mathematics #DataScience #MachineLearning #Engineering #ContinuousLearning</text:p>
      <text:p text:style-name="P3"/>
      <text:p text:style-name="P3">------------------------------------------------------------------------------------------------------------------------</text:p>
      <text:p text:style-name="P4">################################################################################</text:p>
      <text:p text:style-name="P4">------------------------------------------------------------------------------------------------------------------------</text:p>
      <text:p text:style-name="P3"/>
      <text:p text:style-name="P14">Hello everyone,</text:p>
      <text:p text:style-name="P5">I'm thrilled to announce that I'm starting to learn Linear Algebra, and I'm committed to sharing my daily progress on LinkedIn. I believe that by doing this, I can hold myself accountable and inspire others to learn and grow.</text:p>
      <text:p text:style-name="P5">To make sure I cover all the essential topics, I have created a schedule based on a YouTube playlist by Professor Gilbert Strang from MIT. The playlist covers the fundamentals of Linear Algebra, including vectors, matrices, linear equations, eigenvalues, and more. Here's my schedule for the next few weeks:</text:p>
      <text:p text:style-name="P5">Week 1:</text:p>
      <text:list xml:id="list4088224033" text:style-name="L2">
        <text:list-item>
          <text:p text:style-name="P8">Day 1: Introduction to Linear Algebra (Lecture 1)</text:p>
        </text:list-item>
        <text:list-item>
          <text:p text:style-name="P8">Day 2: Vectors and Linear Combinations (Lecture 2)</text:p>
        </text:list-item>
        <text:list-item>
          <text:p text:style-name="P8">Day 3: Linear Equations and Matrices (Lecture 3)</text:p>
        </text:list-item>
        <text:list-item>
          <text:p text:style-name="P8">Day 4: Matrix Multiplication and Inverse Matrices (Lectures 4 and 5)</text:p>
        </text:list-item>
        <text:list-item>
          <text:p text:style-name="P9">Day 5: Factorization into A = LU (Lecture 6)</text:p>
        </text:list-item>
      </text:list>
      <text:p text:style-name="P5">Week 2:</text:p>
      <text:list xml:id="list1687445863" text:style-name="L3">
        <text:list-item>
          <text:p text:style-name="P10">Day 6: Transposes, Permutations, and Spaces R^n (Lectures 7 and 8)</text:p>
        </text:list-item>
        <text:list-item>
          <text:p text:style-name="P10"><text:soft-page-break/>Day 7: Column Space and Nullspace (Lectures 9 and 10)</text:p>
        </text:list-item>
        <text:list-item>
          <text:p text:style-name="P10">Day 8: Solving Ax = 0: Pivot Variables, Special Solutions (Lectures 11 and 12)</text:p>
        </text:list-item>
        <text:list-item>
          <text:p text:style-name="P10">Day 9: Independence, Basis, and Dimension (Lectures 13 and 14)</text:p>
        </text:list-item>
        <text:list-item>
          <text:p text:style-name="P11">Day 10: The Four Fundamental Subspaces (Lectures 15 and 16)</text:p>
        </text:list-item>
      </text:list>
      <text:p text:style-name="P5">Week 3:</text:p>
      <text:list xml:id="list3258782056" text:style-name="L4">
        <text:list-item>
          <text:p text:style-name="P12">Day 11: Matrix Spaces; Rank 1; Small World Graphs (Lectures 17 and 18)</text:p>
        </text:list-item>
        <text:list-item>
          <text:p text:style-name="P12">Day 12: Graphs, Networks, Incidence Matrices (Lectures 19 and 20)</text:p>
        </text:list-item>
        <text:list-item>
          <text:p text:style-name="P12">Day 13: Quiz 1 (Lecture 21)</text:p>
        </text:list-item>
        <text:list-item>
          <text:p text:style-name="P12">Day 14: Orthogonal Vectors and Subspaces (Lectures 22 and 23)</text:p>
        </text:list-item>
        <text:list-item>
          <text:p text:style-name="P13">Day 15: Projections onto Subspaces (Lectures 24 and 25)</text:p>
        </text:list-item>
      </text:list>
      <text:p text:style-name="P5">I hope you find this schedule useful, and I encourage you to join me in learning Linear Algebra. Let's support each other in this journey of continuous learning and growth.</text:p>
      <text:p text:style-name="P5">#Learning #LinearAlgebra #Mathematics #MITOpenCourseware #ContinuousLearning</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1T10:46:29.409444506</meta:creation-date>
    <dc:date>2023-02-21T11:07:37.194003426</dc:date>
    <meta:editing-duration>PT21M9S</meta:editing-duration>
    <meta:editing-cycles>2</meta:editing-cycles>
    <meta:generator>LibreOffice/7.3.7.2$Linux_X86_64 LibreOffice_project/30$Build-2</meta:generator>
    <meta:document-statistic meta:table-count="0" meta:image-count="0" meta:object-count="0" meta:page-count="2" meta:paragraph-count="35" meta:word-count="455" meta:character-count="3016" meta:non-whitespace-character-count="2612"/>
  </office:meta>
</office:document-meta>
</file>